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3ea" officeooo:paragraph-rsid="00190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1</text:p>
      <text:p text:style-name="P1">Loss = softmax3</text:p>
      <text:p text:style-name="P1">epochs = 70</text:p>
      <text:p text:style-name="P1">lr = 10e-5 (decay = 0.001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2:09:04.982544781</meta:creation-date>
    <dc:date>2017-02-09T02:14:18.254417771</dc:date>
    <meta:editing-duration>PT5M13S</meta:editing-duration>
    <meta:editing-cycles>1</meta:editing-cycles>
    <meta:document-statistic meta:table-count="0" meta:image-count="0" meta:object-count="0" meta:page-count="1" meta:paragraph-count="4" meta:word-count="13" meta:character-count="54" meta:non-whitespace-character-count="45"/>
    <meta:generator>LibreOffice/5.2.2.2$Linux_X86_64 LibreOffice_project/20m0$Build-2</meta:generator>
  </office:meta>
</office:document-meta>
</file>